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 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44.77pt" svg:height="328pt" svg:x="20.44pt" svg:y="41.53pt">
            <loext:p draw:notify-on-update-of-ranges="Sheet1.A1:Sheet1.A1 Sheet1.B1:Sheet1.X1 Sheet1.A2:Sheet1.A2 Sheet1.B2:Sheet1.X2 Sheet1.A3:Sheet1.A3 Sheet1.B3:Sheet1.X3 Sheet1.A4:Sheet1.A4 Sheet1.B4:Sheet1.X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totype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cho1</text:p>
          </table:table-cell>
          <table:table-cell office:value-type="float" office:value="-0.989603" calcext:value-type="float">
            <text:p>-0.989603</text:p>
          </table:table-cell>
          <table:table-cell office:value-type="float" office:value="-0.958443" calcext:value-type="float">
            <text:p>-0.95844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89603" calcext:value-type="float">
            <text:p>-0.989603</text:p>
          </table:table-cell>
          <table:table-cell office:value-type="float" office:value="-0.948046" calcext:value-type="float">
            <text:p>-0.948046</text:p>
          </table:table-cell>
          <table:table-cell office:value-type="float" office:value="-0.989603" calcext:value-type="float">
            <text:p>-0.989603</text:p>
          </table:table-cell>
          <table:table-cell office:value-type="float" office:value="1" calcext:value-type="float">
            <text:p>1</text:p>
          </table:table-cell>
          <table:table-cell office:value-type="float" office:value="-0.958443" calcext:value-type="float">
            <text:p>-0.958443</text:p>
          </table:table-cell>
          <table:table-cell office:value-type="float" office:value="1" calcext:value-type="float">
            <text:p>1</text:p>
          </table:table-cell>
          <table:table-cell office:value-type="float" office:value="0.553249" calcext:value-type="float">
            <text:p>0.553249</text:p>
          </table:table-cell>
          <table:table-cell office:value-type="float" office:value="0.767965" calcext:value-type="float">
            <text:p>0.767965</text:p>
          </table:table-cell>
          <table:table-cell office:value-type="float" office:value="0.558437" calcext:value-type="float">
            <text:p>0.558437</text:p>
          </table:table-cell>
          <table:table-cell office:value-type="float" office:value="-0.51688" calcext:value-type="float">
            <text:p>-0.51688</text:p>
          </table:table-cell>
          <table:table-cell office:value-type="float" office:value="0.733329" calcext:value-type="float">
            <text:p>0.733329</text:p>
          </table:table-cell>
          <table:table-cell office:value-type="float" office:value="-0.998267" calcext:value-type="float">
            <text:p>-0.998267</text:p>
          </table:table-cell>
          <table:table-cell office:value-type="float" office:value="-0.556704" calcext:value-type="float">
            <text:p>-0.556704</text:p>
          </table:table-cell>
          <table:table-cell office:value-type="float" office:value="0.553249" calcext:value-type="float">
            <text:p>0.553249</text:p>
          </table:table-cell>
          <table:table-cell office:value-type="float" office:value="0.773153" calcext:value-type="float">
            <text:p>0.773153</text:p>
          </table:table-cell>
          <table:table-cell office:value-type="float" office:value="-1" calcext:value-type="float">
            <text:p>-1</text:p>
          </table:table-cell>
          <table:table-cell office:value-type="float" office:value="-0.767965" calcext:value-type="float">
            <text:p>-0.767965</text:p>
          </table:table-cell>
          <table:table-cell office:value-type="float" office:value="0.542851" calcext:value-type="float">
            <text:p>0.542851</text:p>
          </table:table-cell>
          <table:table-cell office:value-type="float" office:value="-0.542851" calcext:value-type="float">
            <text:p>-0.542851</text:p>
          </table:table-cell>
        </table:table-row>
        <table:table-row table:style-name="ro2">
          <table:table-cell office:value-type="string" calcext:value-type="string">
            <text:p>Echo2</text:p>
          </table:table-cell>
          <table:table-cell table:style-name="Default" office:value-type="float" office:value="-0.991471" calcext:value-type="float">
            <text:p>-0.991471</text:p>
          </table:table-cell>
          <table:table-cell office:value-type="float" office:value="-0.925145" calcext:value-type="float">
            <text:p>-0.925145</text:p>
          </table:table-cell>
          <table:table-cell table:number-columns-repeated="2" office:value-type="float" office:value="-0.999932" calcext:value-type="float">
            <text:p>-0.999932</text:p>
          </table:table-cell>
          <table:table-cell office:value-type="float" office:value="-0.991471" calcext:value-type="float">
            <text:p>-0.991471</text:p>
          </table:table-cell>
          <table:table-cell office:value-type="float" office:value="-0.916683" calcext:value-type="float">
            <text:p>-0.916683</text:p>
          </table:table-cell>
          <table:table-cell office:value-type="float" office:value="-0.991471" calcext:value-type="float">
            <text:p>-0.991471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-0.925145" calcext:value-type="float">
            <text:p>-0.925145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530333" calcext:value-type="float">
            <text:p>0.530333</text:p>
          </table:table-cell>
          <table:table-cell office:value-type="float" office:value="0.790073" calcext:value-type="float">
            <text:p>0.790073</text:p>
          </table:table-cell>
          <table:table-cell office:value-type="float" office:value="0.559249" calcext:value-type="float">
            <text:p>0.559249</text:p>
          </table:table-cell>
          <table:table-cell office:value-type="float" office:value="-0.473143" calcext:value-type="float">
            <text:p>-0.473143</text:p>
          </table:table-cell>
          <table:table-cell office:value-type="float" office:value="0.717685" calcext:value-type="float">
            <text:p>0.717685</text:p>
          </table:table-cell>
          <table:table-cell office:value-type="float" office:value="-1" calcext:value-type="float">
            <text:p>-1</text:p>
          </table:table-cell>
          <table:table-cell office:value-type="float" office:value="-0.549947" calcext:value-type="float">
            <text:p>-0.549947</text:p>
          </table:table-cell>
          <table:table-cell office:value-type="float" office:value="0.548544" calcext:value-type="float">
            <text:p>0.548544</text:p>
          </table:table-cell>
          <table:table-cell office:value-type="float" office:value="0.805176" calcext:value-type="float">
            <text:p>0.805176</text:p>
          </table:table-cell>
          <table:table-cell office:value-type="float" office:value="-0.999932" calcext:value-type="float">
            <text:p>-0.999932</text:p>
          </table:table-cell>
          <table:table-cell office:value-type="float" office:value="-0.772686" calcext:value-type="float">
            <text:p>-0.772686</text:p>
          </table:table-cell>
          <table:table-cell office:value-type="float" office:value="0.528258" calcext:value-type="float">
            <text:p>0.528258</text:p>
          </table:table-cell>
          <table:table-cell office:value-type="float" office:value="-0.544847" calcext:value-type="float">
            <text:p>-0.544847</text:p>
          </table:table-cell>
        </table:table-row>
        <table:table-row table:style-name="ro2">
          <table:table-cell office:value-type="string" calcext:value-type="string">
            <text:p>Echo3</text:p>
          </table:table-cell>
          <table:table-cell table:style-name="Default" office:value-type="float" office:value="-0.991471" calcext:value-type="float">
            <text:p>-0.991471</text:p>
          </table:table-cell>
          <table:table-cell office:value-type="float" office:value="-0.925145" calcext:value-type="float">
            <text:p>-0.925145</text:p>
          </table:table-cell>
          <table:table-cell table:number-columns-repeated="2" office:value-type="float" office:value="-0.999932" calcext:value-type="float">
            <text:p>-0.999932</text:p>
          </table:table-cell>
          <table:table-cell office:value-type="float" office:value="-0.991471" calcext:value-type="float">
            <text:p>-0.991471</text:p>
          </table:table-cell>
          <table:table-cell office:value-type="float" office:value="-0.916683" calcext:value-type="float">
            <text:p>-0.916683</text:p>
          </table:table-cell>
          <table:table-cell office:value-type="float" office:value="-0.991471" calcext:value-type="float">
            <text:p>-0.991471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-0.925145" calcext:value-type="float">
            <text:p>-0.925145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530333" calcext:value-type="float">
            <text:p>0.530333</text:p>
          </table:table-cell>
          <table:table-cell office:value-type="float" office:value="0.790073" calcext:value-type="float">
            <text:p>0.790073</text:p>
          </table:table-cell>
          <table:table-cell office:value-type="float" office:value="0.559249" calcext:value-type="float">
            <text:p>0.559249</text:p>
          </table:table-cell>
          <table:table-cell office:value-type="float" office:value="-0.473143" calcext:value-type="float">
            <text:p>-0.473143</text:p>
          </table:table-cell>
          <table:table-cell office:value-type="float" office:value="0.717685" calcext:value-type="float">
            <text:p>0.717685</text:p>
          </table:table-cell>
          <table:table-cell office:value-type="float" office:value="-1" calcext:value-type="float">
            <text:p>-1</text:p>
          </table:table-cell>
          <table:table-cell office:value-type="float" office:value="-0.549947" calcext:value-type="float">
            <text:p>-0.549947</text:p>
          </table:table-cell>
          <table:table-cell office:value-type="float" office:value="0.548544" calcext:value-type="float">
            <text:p>0.548544</text:p>
          </table:table-cell>
          <table:table-cell office:value-type="float" office:value="0.805176" calcext:value-type="float">
            <text:p>0.805176</text:p>
          </table:table-cell>
          <table:table-cell office:value-type="float" office:value="-0.999932" calcext:value-type="float">
            <text:p>-0.999932</text:p>
          </table:table-cell>
          <table:table-cell office:value-type="float" office:value="-0.772686" calcext:value-type="float">
            <text:p>-0.772686</text:p>
          </table:table-cell>
          <table:table-cell office:value-type="float" office:value="0.528258" calcext:value-type="float">
            <text:p>0.528258</text:p>
          </table:table-cell>
          <table:table-cell office:value-type="float" office:value="-0.544847" calcext:value-type="float">
            <text:p>-0.544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3:59:47.801618000</meta:creation-date>
    <dc:date>2016-03-24T14:45:28.829577000</dc:date>
    <meta:editing-duration>PT13M28S</meta:editing-duration>
    <meta:editing-cycles>2</meta:editing-cycles>
    <meta:generator>LibreOffice/5.1.0.3$MacOSX_X86_64 LibreOffice_project/5e3e00a007d9b3b6efb6797a8b8e57b51ab1f737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75cm" svg:height="11.572cm" xlink:href=".." xlink:type="simple" chart:class="chart:bar" chart:style-name="ch1">
        <chart:title svg:x="12.061cm" svg:y="0.367cm" chart:style-name="ch2">
          <text:p>Activation</text:p>
        </chart:title>
        <chart:legend chart:legend-position="end" svg:x="24.031cm" svg:y="4.716cm" style:legend-expansion="high" chart:style-name="ch3"/>
        <chart:plot-area chart:style-name="ch4" table:cell-range-address="Sheet1.A1:Sheet1.X4" chart:data-source-has-labels="column" svg:x="0.525cm" svg:y="1.371cm" svg:width="22.981cm" svg:height="9.97cm">
          <chartooo:coordinate-region svg:x="1.36cm" svg:y="1.576cm" svg:width="22.146cm" svg:height="9.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X1" chart:label-cell-address="Sheet1.A1:Sheet1.A1" chart:class="chart:bar">
            <chart:data-point chart:repeated="23"/>
          </chart:series>
          <chart:series chart:style-name="ch9" chart:values-cell-range-address="Sheet1.B2:Sheet1.X2" chart:label-cell-address="Sheet1.A2:Sheet1.A2" chart:class="chart:bar">
            <chart:data-point chart:repeated="23"/>
          </chart:series>
          <chart:series chart:style-name="ch10" chart:values-cell-range-address="Sheet1.B3:Sheet1.X3" chart:label-cell-address="Sheet1.A3:Sheet1.A3" chart:class="chart:bar">
            <chart:data-point chart:repeated="23"/>
          </chart:series>
          <chart:series chart:style-name="ch11" chart:values-cell-range-address="Sheet1.B4:Sheet1.X4" chart:label-cell-address="Sheet1.A4:Sheet1.A4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Prototype</text:p>
                <draw:g>
                  <svg:desc>Sheet1.A1:Sheet1.A1</svg:desc>
                </draw:g>
              </table:table-cell>
              <table:table-cell office:value-type="float" office:value="-1">
                <text:p>-1</text:p>
                <draw:g>
                  <svg:desc>Sheet1.B1:Sheet1.X1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Echo1</text:p>
                <draw:g>
                  <svg:desc>Sheet1.A2:Sheet1.A2</svg:desc>
                </draw:g>
              </table:table-cell>
              <table:table-cell office:value-type="float" office:value="-0.989603">
                <text:p>-0.989603</text:p>
                <draw:g>
                  <svg:desc>Sheet1.B2:Sheet1.X2</svg:desc>
                </draw:g>
              </table:table-cell>
              <table:table-cell office:value-type="float" office:value="-0.958443">
                <text:p>-0.95844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89603">
                <text:p>-0.989603</text:p>
              </table:table-cell>
              <table:table-cell office:value-type="float" office:value="-0.948046">
                <text:p>-0.948046</text:p>
              </table:table-cell>
              <table:table-cell office:value-type="float" office:value="-0.989603">
                <text:p>-0.989603</text:p>
              </table:table-cell>
              <table:table-cell office:value-type="float" office:value="1">
                <text:p>1</text:p>
              </table:table-cell>
              <table:table-cell office:value-type="float" office:value="-0.958443">
                <text:p>-0.958443</text:p>
              </table:table-cell>
              <table:table-cell office:value-type="float" office:value="1">
                <text:p>1</text:p>
              </table:table-cell>
              <table:table-cell office:value-type="float" office:value="0.553249">
                <text:p>0.553249</text:p>
              </table:table-cell>
              <table:table-cell office:value-type="float" office:value="0.767965">
                <text:p>0.767965</text:p>
              </table:table-cell>
              <table:table-cell office:value-type="float" office:value="0.558437">
                <text:p>0.558437</text:p>
              </table:table-cell>
              <table:table-cell office:value-type="float" office:value="-0.51688">
                <text:p>-0.51688</text:p>
              </table:table-cell>
              <table:table-cell office:value-type="float" office:value="0.733329">
                <text:p>0.733329</text:p>
              </table:table-cell>
              <table:table-cell office:value-type="float" office:value="-0.998267">
                <text:p>-0.998267</text:p>
              </table:table-cell>
              <table:table-cell office:value-type="float" office:value="-0.556704">
                <text:p>-0.556704</text:p>
              </table:table-cell>
              <table:table-cell office:value-type="float" office:value="0.553249">
                <text:p>0.553249</text:p>
              </table:table-cell>
              <table:table-cell office:value-type="float" office:value="0.773153">
                <text:p>0.773153</text:p>
              </table:table-cell>
              <table:table-cell office:value-type="float" office:value="-1">
                <text:p>-1</text:p>
              </table:table-cell>
              <table:table-cell office:value-type="float" office:value="-0.767965">
                <text:p>-0.767965</text:p>
              </table:table-cell>
              <table:table-cell office:value-type="float" office:value="0.542851">
                <text:p>0.542851</text:p>
              </table:table-cell>
              <table:table-cell office:value-type="float" office:value="-0.542851">
                <text:p>-0.542851</text:p>
              </table:table-cell>
            </table:table-row>
            <table:table-row>
              <table:table-cell office:value-type="string">
                <text:p>Echo2</text:p>
                <draw:g>
                  <svg:desc>Sheet1.A3:Sheet1.A3</svg:desc>
                </draw:g>
              </table:table-cell>
              <table:table-cell office:value-type="float" office:value="-0.991471">
                <text:p>-0.991471</text:p>
                <draw:g>
                  <svg:desc>Sheet1.B3:Sheet1.X3</svg:desc>
                </draw:g>
              </table:table-cell>
              <table:table-cell office:value-type="float" office:value="-0.925145">
                <text:p>-0.925145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991471">
                <text:p>-0.991471</text:p>
              </table:table-cell>
              <table:table-cell office:value-type="float" office:value="-0.916683">
                <text:p>-0.916683</text:p>
              </table:table-cell>
              <table:table-cell office:value-type="float" office:value="-0.991471">
                <text:p>-0.991471</text:p>
              </table:table-cell>
              <table:table-cell office:value-type="float" office:value="0.999932">
                <text:p>0.999932</text:p>
              </table:table-cell>
              <table:table-cell office:value-type="float" office:value="-0.925145">
                <text:p>-0.925145</text:p>
              </table:table-cell>
              <table:table-cell office:value-type="float" office:value="0.999932">
                <text:p>0.999932</text:p>
              </table:table-cell>
              <table:table-cell office:value-type="float" office:value="0.530333">
                <text:p>0.530333</text:p>
              </table:table-cell>
              <table:table-cell office:value-type="float" office:value="0.790073">
                <text:p>0.790073</text:p>
              </table:table-cell>
              <table:table-cell office:value-type="float" office:value="0.559249">
                <text:p>0.559249</text:p>
              </table:table-cell>
              <table:table-cell office:value-type="float" office:value="-0.473143">
                <text:p>-0.473143</text:p>
              </table:table-cell>
              <table:table-cell office:value-type="float" office:value="0.717685">
                <text:p>0.717685</text:p>
              </table:table-cell>
              <table:table-cell office:value-type="float" office:value="-1">
                <text:p>-1</text:p>
              </table:table-cell>
              <table:table-cell office:value-type="float" office:value="-0.549947">
                <text:p>-0.549947</text:p>
              </table:table-cell>
              <table:table-cell office:value-type="float" office:value="0.548544">
                <text:p>0.548544</text:p>
              </table:table-cell>
              <table:table-cell office:value-type="float" office:value="0.805176">
                <text:p>0.805176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772686">
                <text:p>-0.772686</text:p>
              </table:table-cell>
              <table:table-cell office:value-type="float" office:value="0.528258">
                <text:p>0.528258</text:p>
              </table:table-cell>
              <table:table-cell office:value-type="float" office:value="-0.544847">
                <text:p>-0.544847</text:p>
              </table:table-cell>
            </table:table-row>
            <table:table-row>
              <table:table-cell office:value-type="string">
                <text:p>Echo3</text:p>
                <draw:g>
                  <svg:desc>Sheet1.A4:Sheet1.A4</svg:desc>
                </draw:g>
              </table:table-cell>
              <table:table-cell office:value-type="float" office:value="-0.991471">
                <text:p>-0.991471</text:p>
                <draw:g>
                  <svg:desc>Sheet1.B4:Sheet1.X4</svg:desc>
                </draw:g>
              </table:table-cell>
              <table:table-cell office:value-type="float" office:value="-0.925145">
                <text:p>-0.925145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991471">
                <text:p>-0.991471</text:p>
              </table:table-cell>
              <table:table-cell office:value-type="float" office:value="-0.916683">
                <text:p>-0.916683</text:p>
              </table:table-cell>
              <table:table-cell office:value-type="float" office:value="-0.991471">
                <text:p>-0.991471</text:p>
              </table:table-cell>
              <table:table-cell office:value-type="float" office:value="0.999932">
                <text:p>0.999932</text:p>
              </table:table-cell>
              <table:table-cell office:value-type="float" office:value="-0.925145">
                <text:p>-0.925145</text:p>
              </table:table-cell>
              <table:table-cell office:value-type="float" office:value="0.999932">
                <text:p>0.999932</text:p>
              </table:table-cell>
              <table:table-cell office:value-type="float" office:value="0.530333">
                <text:p>0.530333</text:p>
              </table:table-cell>
              <table:table-cell office:value-type="float" office:value="0.790073">
                <text:p>0.790073</text:p>
              </table:table-cell>
              <table:table-cell office:value-type="float" office:value="0.559249">
                <text:p>0.559249</text:p>
              </table:table-cell>
              <table:table-cell office:value-type="float" office:value="-0.473143">
                <text:p>-0.473143</text:p>
              </table:table-cell>
              <table:table-cell office:value-type="float" office:value="0.717685">
                <text:p>0.717685</text:p>
              </table:table-cell>
              <table:table-cell office:value-type="float" office:value="-1">
                <text:p>-1</text:p>
              </table:table-cell>
              <table:table-cell office:value-type="float" office:value="-0.549947">
                <text:p>-0.549947</text:p>
              </table:table-cell>
              <table:table-cell office:value-type="float" office:value="0.548544">
                <text:p>0.548544</text:p>
              </table:table-cell>
              <table:table-cell office:value-type="float" office:value="0.805176">
                <text:p>0.805176</text:p>
              </table:table-cell>
              <table:table-cell office:value-type="float" office:value="-0.999932">
                <text:p>-0.999932</text:p>
              </table:table-cell>
              <table:table-cell office:value-type="float" office:value="-0.772686">
                <text:p>-0.772686</text:p>
              </table:table-cell>
              <table:table-cell office:value-type="float" office:value="0.528258">
                <text:p>0.528258</text:p>
              </table:table-cell>
              <table:table-cell office:value-type="float" office:value="-0.544847">
                <text:p>-0.544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